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dc691" officeooo:paragraph-rsid="000dc691"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bold" officeooo:rsid="000dc691" officeooo:paragraph-rsid="000dc691"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officeooo:rsid="001e3692" officeooo:paragraph-rsid="000dc691" style:font-size-asian="10.5pt" style:font-weight-asian="normal" style:font-size-complex="12pt" style:font-weight-complex="normal"/>
    </style:style>
    <style:style style:name="P4" style:family="paragraph" style:parent-style-name="Table_20_Contents">
      <style:paragraph-properties fo:text-align="start" style:justify-single-word="false"/>
      <style:text-properties fo:font-size="12pt" style:font-size-asian="10.5pt" style:font-size-complex="12pt"/>
    </style:style>
    <style:style style:name="P5" style:family="paragraph" style:parent-style-name="Table_20_Contents">
      <style:paragraph-properties fo:margin-left="0cm" fo:margin-right="0cm" fo:text-align="start" style:justify-single-word="false" fo:text-indent="0cm" style:auto-text-indent="false"/>
      <style:text-properties fo:font-size="12pt" style:font-size-asian="10.5pt" style:font-size-complex="12pt"/>
    </style:style>
    <style:style style:name="P6" style:family="paragraph" style:parent-style-name="Table_20_Contents">
      <style:paragraph-properties fo:text-align="start" style:justify-single-word="false"/>
      <style:text-properties fo:font-size="12pt" officeooo:rsid="000dc691" officeooo:paragraph-rsid="000dc691" style:font-size-asian="10.5pt" style:font-size-complex="12pt"/>
    </style:style>
    <style:style style:name="T1" style:family="text">
      <style:text-properties officeooo:rsid="000dc691"/>
    </style:style>
    <style:style style:name="T2" style:family="text">
      <style:text-properties fo:font-weight="normal" style:font-weight-asian="normal" style:font-weight-complex="normal"/>
    </style:style>
    <style:style style:name="T3" style:family="text">
      <style:text-properties fo:font-weight="normal" officeooo:rsid="001e3692"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 1 – Unidad 1</text:p>
      <text:p text:style-name="P1"/>
      <text:p text:style-name="P1">Colores y elementos de diseño en la web</text:p>
      <text:p text:style-name="P1"/>
      <text:p text:style-name="P2">1. Busca los valores que codifican los siguientes colores y exprésalos en el sistema decimal y en hexadecimal:</text:p>
      <text:p text:style-name="P2"/>
      <table:table table:name="Tabla1" table:style-name="Tabla1">
        <table:table-column table:style-name="Tabla1.A" table:number-columns-repeated="3"/>
        <table:table-row>
          <table:table-cell table:style-name="Tabla1.A1" office:value-type="string">
            <text:p text:style-name="P4"/>
          </table:table-cell>
          <table:table-cell table:style-name="Tabla1.A1" office:value-type="string">
            <text:p text:style-name="P6">Decimal</text:p>
          </table:table-cell>
          <table:table-cell table:style-name="Tabla1.C1" office:value-type="string">
            <text:p text:style-name="P6">Hexadecimal</text:p>
          </table:table-cell>
        </table:table-row>
        <table:table-row>
          <table:table-cell table:style-name="Tabla1.A2" office:value-type="string">
            <text:p text:style-name="P6">Magenta</text:p>
          </table:table-cell>
          <table:table-cell table:style-name="Tabla1.A2" office:value-type="string">
            <text:p text:style-name="P5">(255, 0, 255) </text:p>
          </table:table-cell>
          <table:table-cell table:style-name="Tabla1.C2" office:value-type="string">
            <text:p text:style-name="P5">#FF00FF </text:p>
          </table:table-cell>
        </table:table-row>
        <table:table-row>
          <table:table-cell table:style-name="Tabla1.A2" office:value-type="string">
            <text:p text:style-name="P6">Purple</text:p>
          </table:table-cell>
          <table:table-cell table:style-name="Tabla1.A2" office:value-type="string">
            <text:p text:style-name="P5">(128, 0, 128) </text:p>
          </table:table-cell>
          <table:table-cell table:style-name="Tabla1.C2" office:value-type="string">
            <text:p text:style-name="P4">#800080</text:p>
          </table:table-cell>
        </table:table-row>
        <table:table-row>
          <table:table-cell table:style-name="Tabla1.A2" office:value-type="string">
            <text:p text:style-name="P6">White</text:p>
          </table:table-cell>
          <table:table-cell table:style-name="Tabla1.A2" office:value-type="string">
            <text:p text:style-name="P4">(255, 255, 255) </text:p>
          </table:table-cell>
          <table:table-cell table:style-name="Tabla1.C2" office:value-type="string">
            <text:p text:style-name="P5">#FFFFFF </text:p>
          </table:table-cell>
        </table:table-row>
        <table:table-row>
          <table:table-cell table:style-name="Tabla1.A2" office:value-type="string">
            <text:p text:style-name="P6">Black</text:p>
          </table:table-cell>
          <table:table-cell table:style-name="Tabla1.A2" office:value-type="string">
            <text:p text:style-name="P5">(0, 0, 0) </text:p>
          </table:table-cell>
          <table:table-cell table:style-name="Tabla1.C2" office:value-type="string">
            <text:p text:style-name="P5">#000000 </text:p>
          </table:table-cell>
        </table:table-row>
        <table:table-row>
          <table:table-cell table:style-name="Tabla1.A2" office:value-type="string">
            <text:p text:style-name="P6">Gold</text:p>
          </table:table-cell>
          <table:table-cell table:style-name="Tabla1.A2" office:value-type="string">
            <text:p text:style-name="P4"><text:span text:style-name="T1">(</text:span>255, 215, 0<text:span text:style-name="T1">)</text:span></text:p>
          </table:table-cell>
          <table:table-cell table:style-name="Tabla1.C2" office:value-type="string">
            <text:p text:style-name="P5"><text:span text:style-name="T1">#</text:span>FFD700 </text:p>
          </table:table-cell>
        </table:table-row>
        <table:table-row>
          <table:table-cell table:style-name="Tabla1.A2" office:value-type="string">
            <text:p text:style-name="P6">Chili Pepper</text:p>
          </table:table-cell>
          <table:table-cell table:style-name="Tabla1.A2" office:value-type="string">
            <text:p text:style-name="P4">(<text:span text:style-name="T1">227</text:span>, <text:span text:style-name="T1">34</text:span>, <text:span text:style-name="T1">39</text:span>)</text:p>
          </table:table-cell>
          <table:table-cell table:style-name="Tabla1.C2" office:value-type="string">
            <text:p text:style-name="P4">#<text:span text:style-name="T1">E32227</text:span></text:p>
          </table:table-cell>
        </table:table-row>
        <table:table-row>
          <table:table-cell table:style-name="Tabla1.A2" office:value-type="string">
            <text:p text:style-name="P6">Pink</text:p>
          </table:table-cell>
          <table:table-cell table:style-name="Tabla1.A2" office:value-type="string">
            <text:p text:style-name="P4">(233, 30, 99)</text:p>
          </table:table-cell>
          <table:table-cell table:style-name="Tabla1.C2" office:value-type="string">
            <text:p text:style-name="P5">#e91e63 </text:p>
          </table:table-cell>
        </table:table-row>
        <table:table-row>
          <table:table-cell table:style-name="Tabla1.A2" office:value-type="string">
            <text:p text:style-name="P6">Cyan</text:p>
          </table:table-cell>
          <table:table-cell table:style-name="Tabla1.A2" office:value-type="string">
            <text:p text:style-name="P5">(0, 255, 255) </text:p>
          </table:table-cell>
          <table:table-cell table:style-name="Tabla1.C2" office:value-type="string">
            <text:p text:style-name="P5">#00FFFF </text:p>
          </table:table-cell>
        </table:table-row>
      </table:table>
      <text:p text:style-name="P2"/>
      <text:p text:style-name="P2">2. Imagina que estás trabajando para cada uno de los siguientes clientes, y te piden que les proporciones un pequeño resumen de algunos elementos de diseño y de la gama de colores que vas a usar en sus webs. Indica qué elementos y principios de diseño aplicarías en cada web, así como la gama de colores que escogerías. No olvides apuntar qué función tendría cada una de las webs. Clientes:</text:p>
      <text:p text:style-name="P2"/>
      <text:p text:style-name="P2">a) Ayuntamiento de Almería: </text:p>
      <text:p text:style-name="P2"/>
      <text:p text:style-name="P2">b) Oficina de turismo de Cádiz: <text:span text:style-name="T2">El público objetivo son las personas que deseen visitar Cádiz y quieran informarse sobre que pueden visitar, las mejores fechas para visita, que comer y donde dormir/alojarse.</text:span></text:p>
      <text:p text:style-name="P2"><text:span text:style-name="T2"/></text:p>
      <text:p text:style-name="P2"><text:span text:style-name="T2">Cádiz está muy asociada al mar y la playa por lo tanto, usaría tonos de los llamados “colores arena” que no son más que todos los neutros que tienen un matiz cálido, como #EDCBA6, junto a un amarillo más chillón (conocido por su equipo de fútbol) como #FCF400 y completaría la paleta de colores con tonos de azul como #0071BC.</text:span></text:p>
      <text:p text:style-name="P2"/>
      <text:p text:style-name="P2">c) Toys’R’Us: <text:span text:style-name="T3">El público objetivo de la empresa son los niños y niñas de entre 0 y 12 años, aunque también tiene que atraer de cierta forma a los padres de dichos niños.</text:span></text:p>
      <text:p text:style-name="P2"><text:span text:style-name="T3"/></text:p>
      <text:p text:style-name="P2"><text:span text:style-name="T3">Según la psicología del color usaremos como color predominante el azul por su representación de fiabilidad y confianza, con ello atraeremos a los padres y con un tono de azul más claro (#3AA1F5), el cual representa la calma y la amistad, atraeremos a los niños. Complementaremos el azul con colores llamativos como el naranja(#F58E49), el morado(#523DF5), el amarillo(#F5D618) y el cyan(#25E9F5), más el uso del blanco y el negro.</text:span></text:p>
      <text:p text:style-name="P3"/>
      <text:p text:style-name="P3"><text:span text:style-name="T3">El contenido predominante de la web son los juguetes, por ello necesitamos colores llamativos para llamar la atención de los clientes, con un fondo blanco para que resalte más los juguetes y pinceladas de azul para demostrar que la marca es de confianza.</text:span></text:p>
      <text:p text:style-name="P2"><text:soft-page-break/></text:p>
      <text:p text:style-name="P2">d) Real Madrid:</text:p>
      <text:p text:style-name="P2"/>
      <text:p text:style-name="P2"/>
      <text:p text:style-name="P2">3. Analiza estas tres páginas web y haz un razonamiento sobre los siguientes apartados.</text:p>
      <text:p text:style-name="P2"/>
      <text:p text:style-name="P2"><text:a xlink:type="simple" xlink:href="http://www.confiteriashernandez.es/" text:style-name="Internet_20_link" text:visited-style-name="Visited_20_Internet_20_Link">www.confiteriashernandez.es</text:a></text:p>
      <text:p text:style-name="P2"><text:a xlink:type="simple" xlink:href="http://www.confiteriacapri.es/" text:style-name="Internet_20_link" text:visited-style-name="Visited_20_Internet_20_Link">www.confiteriacapri.es</text:a></text:p>
      <text:p text:style-name="P2"><text:a xlink:type="simple" xlink:href="http://www.ladulcealianza.com/" text:style-name="Internet_20_link" text:visited-style-name="Visited_20_Internet_20_Link">www.ladulcealianza.com</text:a></text:p>
      <text:p text:style-name="P2"/>
      <text:p text:style-name="P2">a) Cuando hablamos de pastelerías, de pasteles, de tartas, hablamos de tradición. Hablamos de un trabajo cuidado, de una receta única que pasa de padres a hijos, de un trabajo familiar en el que el cliente se puede sentir como parte de la familia, prácticamente. Este aspecto, esta sensación, este sentimiento, está indicado en las tres webs, pero en unas mejor que en otras. Indica en cuál se hace mejor y en cual peor.</text:p>
      <text:p text:style-name="P2"/>
      <text:p text:style-name="P2"/>
      <text:p text:style-name="P2"/>
      <text:p text:style-name="P2">b) Por otra parte, los colores que usan en la web deben ser identificativos de la marca. Imaginad que Pepsi hace un anuncio y llena sus imágenes de colores rojizos… Le estaría haciendo un gran favor a su rival Coca-Cola ¿Hay un empate técnico en este apartado? ¿Hay alguna web que a vuestro juicio penséis que falla en este aspecto?</text:p>
      <text:p text:style-name="P2"/>
      <text:p text:style-name="P2"/>
      <text:p text:style-name="P2"/>
      <text:p text:style-name="P2">c) Finalmente, ¿Qué elementos de diseño encuentras en cada web? Por ejemplo, escalado, líneas, elementos prácticos (de representación, de significado o de función), etc.</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6T13:53:00.826000000</meta:creation-date>
    <dc:date>2023-09-26T14:56:25.305000000</dc:date>
    <meta:editing-duration>PT1H3M25S</meta:editing-duration>
    <meta:editing-cycles>1</meta:editing-cycles>
    <meta:document-statistic meta:table-count="1" meta:image-count="0" meta:object-count="0" meta:page-count="2" meta:paragraph-count="44" meta:word-count="563" meta:character-count="3303" meta:non-whitespace-character-count="2771"/>
    <meta:generator>LibreOffice/7.6.1.2$Windows_X86_64 LibreOffice_project/f5defcebd022c5bc36bbb79be232cb6926d8f674</meta:generator>
  </office:meta>
</office:document-meta>
</file>